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106cm" svg:stroke-color="#ed4c05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72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10d0c" loext:opacity="100%" loext:color-lum-mod="100%" loext:color-lum-off="0%" fo:font-size="24pt" style:font-size-asian="24pt" style:font-size-complex="24pt"/>
    </style:style>
    <style:style style:name="T1" style:family="text">
      <style:text-properties fo:color="#f10d0c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7.326cm" svg:height="19.665cm" draw:transform="rotate (0.260577657322753) translate (2.95868910353075cm 9.37832084308383cm)" svg:viewBox="0 0 17327 19666" svg:d="M3729 350c2891-506 12179-731 13382 1241 1203 1969-2969 16565-4225 17783-1256 1217-11460-1659-12561-3350-1102-1691 2663-3192 2567-4771-97-1579-2577-1980-2851-3865-273-1884 797-6532 3688-7038z">
            <text:p/>
          </draw:path>
          <draw:frame draw:style-name="gr2" draw:text-style-name="P2" draw:layer="layout" svg:width="3.228cm" svg:height="1.195cm" svg:x="17.352cm" svg:y="4.706cm">
            <draw:text-box>
              <text:p><text:span text:style-name="T1">admins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1.4cm" fo:page-height="26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12:41:45.828628693</meta:creation-date>
    <dc:date>2023-08-24T16:17:06.388039305</dc:date>
    <meta:editing-duration>PT7H20M42S</meta:editing-duration>
    <meta:editing-cycles>36</meta:editing-cycles>
    <meta:generator>LibreOffice/7.5.4.2$Linux_X86_64 LibreOffice_project/50$Build-2</meta:generator>
    <meta:document-statistic meta:object-count="3"/>
  </office:meta>
</office:document-meta>
</file>